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E883C54C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amburgTS" svg:font-family="HamburgTS"/>
    <style:font-face style:name="HamburgTS-Demi" svg:font-family="HamburgTS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dash" draw:stroke-dash="stroke-dash14" svg:stroke-width="0.071cm" svg:stroke-color="#000000" draw:stroke-linejoin="bevel" svg:stroke-linecap="butt" draw:fill="none" fo:padding-top="0.035cm" fo:padding-bottom="0.035cm" fo:padding-left="0.035cm" fo:padding-right="0.035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000000" loext:opacity="100%" style:font-name="HamburgTS" fo:font-size="8pt" fo:font-weight="normal" style:font-name-asian="HamburgTS" style:font-size-asian="8pt" style:font-weight-asian="normal" style:font-name-complex="HamburgTS" style:font-size-complex="8pt" style:font-weight-complex="normal"/>
    </style:style>
    <style:style style:name="T2" style:family="text">
      <style:text-properties fo:color="#000000" loext:opacity="100%" style:font-name="HamburgTS-Demi" fo:font-size="10pt" fo:font-weight="bold" style:font-name-asian="HamburgTS-Demi" style:font-size-asian="10pt" style:font-weight-asian="bold" style:font-name-complex="HamburgTS-Demi" style:font-size-complex="10pt" style:font-weight-complex="bold"/>
    </style:style>
    <style:style style:name="T3" style:family="text">
      <style:text-properties fo:color="#000000" loext:opacity="100%" style:font-name="HamburgTS-Demi" fo:font-size="8pt" fo:font-weight="bold" style:font-name-asian="HamburgTS-Demi" style:font-size-asian="8pt" style:font-weight-asian="bold" style:font-name-complex="HamburgTS-Demi" style:font-size-complex="8pt" style:font-weight-complex="bold"/>
    </style:style>
    <style:style style:name="T4" style:family="text">
      <style:text-properties fo:color="#000000" loext:opacity="100%" style:font-name="HamburgTS" fo:font-size="5pt" fo:font-weight="normal" style:font-name-asian="HamburgTS" style:font-size-asian="5pt" style:font-weight-asian="normal" style:font-name-complex="HamburgTS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66cm" svg:height="0.691cm" svg:x="4.661cm" svg:y="1.27cm">
          <draw:image xlink:href="Pictures/10000001000004B0000004E883C54C7B.png" xlink:type="simple" xlink:show="embed" xlink:actuate="onLoad" draw:mime-type="image/png">
            <text:p/>
          </draw:image>
        </draw:frame>
        <draw:frame draw:style-name="gr2" draw:text-style-name="P3" draw:layer="layout" svg:width="1.673cm" svg:height="0.331cm" svg:x="4.296cm" svg:y="2.1cm">
          <draw:text-box>
            <text:p text:style-name="P2"><text:span text:style-name="T1">Albert Heijn</text:span></text:p>
          </draw:text-box>
        </draw:frame>
        <draw:frame draw:style-name="gr2" draw:text-style-name="P3" draw:layer="layout" svg:width="2.187cm" svg:height="0.331cm" svg:x="4.063cm" svg:y="2.472cm">
          <draw:text-box>
            <text:p text:style-name="P2"><text:span text:style-name="T1">Middenwaard 2</text:span></text:p>
          </draw:text-box>
        </draw:frame>
        <draw:frame draw:style-name="gr2" draw:text-style-name="P3" draw:layer="layout" svg:width="2.27cm" svg:height="0.331cm" svg:x="4.042cm" svg:y="2.843cm">
          <draw:text-box>
            <text:p text:style-name="P2"><text:span text:style-name="T1">Heerhugowaard</text:span></text:p>
          </draw:text-box>
        </draw:frame>
        <draw:frame draw:style-name="gr2" draw:text-style-name="P3" draw:layer="layout" svg:width="1.128cm" svg:height="0.331cm" svg:x="1.499cm" svg:y="4.289cm">
          <draw:text-box>
            <text:p text:style-name="P2"><text:span text:style-name="T1">AANTAL</text:span></text:p>
          </draw:text-box>
        </draw:frame>
        <draw:frame draw:style-name="gr2" draw:text-style-name="P3" draw:layer="layout" svg:width="2.135cm" svg:height="0.331cm" svg:x="3.223cm" svg:y="4.289cm">
          <draw:text-box>
            <text:p text:style-name="P2"><text:span text:style-name="T1">OMSCHRIJVING</text:span></text:p>
          </draw:text-box>
        </draw:frame>
        <draw:line draw:style-name="gr3" draw:text-style-name="P1" draw:layer="layout" svg:x1="1.445cm" svg:y1="4.989cm" svg:x2="8.51cm" svg:y2="4.989cm">
          <text:p/>
        </draw:line>
        <draw:frame draw:style-name="gr2" draw:text-style-name="P3" draw:layer="layout" svg:width="2.011cm" svg:height="0.331cm" svg:x="6.896cm" svg:y="4.289cm">
          <draw:text-box>
            <text:p text:style-name="P2"><text:span text:style-name="T1">PRIJS BEDRAG</text:span></text:p>
          </draw:text-box>
        </draw:frame>
        <draw:frame draw:style-name="gr2" draw:text-style-name="P3" draw:layer="layout" svg:width="1.964cm" svg:height="0.331cm" svg:x="3.223cm" svg:y="5.342cm">
          <draw:text-box>
            <text:p text:style-name="P2"><text:span text:style-name="T1">BONUSKAART</text:span></text:p>
          </draw:text-box>
        </draw:frame>
        <draw:frame draw:style-name="gr2" draw:text-style-name="P3" draw:layer="layout" svg:width="1.06cm" svg:height="0.331cm" svg:x="7.861cm" svg:y="5.342cm">
          <draw:text-box>
            <text:p text:style-name="P2"><text:span text:style-name="T1">xx8306</text:span></text:p>
          </draw:text-box>
        </draw:frame>
        <draw:frame draw:style-name="gr2" draw:text-style-name="P3" draw:layer="layout" svg:width="2.144cm" svg:height="0.331cm" svg:x="3.223cm" svg:y="5.922cm">
          <draw:text-box>
            <text:p text:style-name="P2"><text:span text:style-name="T1">AIRMILES NR. *</text:span></text:p>
          </draw:text-box>
        </draw:frame>
        <draw:frame draw:style-name="gr2" draw:text-style-name="P3" draw:layer="layout" svg:width="1.06cm" svg:height="0.331cm" svg:x="7.861cm" svg:y="5.922cm">
          <draw:text-box>
            <text:p text:style-name="P2"><text:span text:style-name="T1">xx2652</text:span></text:p>
          </draw:text-box>
        </draw:frame>
        <draw:frame draw:style-name="gr2" draw:text-style-name="P3" draw:layer="layout" svg:width="0.281cm" svg:height="0.331cm" svg:x="1.499cm" svg:y="6.501cm">
          <draw:text-box>
            <text:p text:style-name="P2"><text:span text:style-name="T1">1</text:span></text:p>
          </draw:text-box>
        </draw:frame>
        <draw:frame draw:style-name="gr2" draw:text-style-name="P3" draw:layer="layout" svg:width="1.813cm" svg:height="0.331cm" svg:x="3.223cm" svg:y="6.501cm">
          <draw:text-box>
            <text:p text:style-name="P2"><text:span text:style-name="T1">PERONI BIER</text:span></text:p>
          </draw:text-box>
        </draw:frame>
        <draw:frame draw:style-name="gr2" draw:text-style-name="P3" draw:layer="layout" svg:width="0.634cm" svg:height="0.331cm" svg:x="8.227cm" svg:y="6.501cm">
          <draw:text-box>
            <text:p text:style-name="P2"><text:span text:style-name="T1">1,11</text:span></text:p>
          </draw:text-box>
        </draw:frame>
        <draw:frame draw:style-name="gr2" draw:text-style-name="P3" draw:layer="layout" svg:width="1.999cm" svg:height="0.331cm" svg:x="3.223cm" svg:y="7.081cm">
          <draw:text-box>
            <text:p text:style-name="P2"><text:span text:style-name="T1">+STATIEGELD</text:span></text:p>
          </draw:text-box>
        </draw:frame>
        <draw:frame draw:style-name="gr2" draw:text-style-name="P3" draw:layer="layout" svg:width="0.634cm" svg:height="0.331cm" svg:x="8.227cm" svg:y="7.081cm">
          <draw:text-box>
            <text:p text:style-name="P2"><text:span text:style-name="T1">0,10</text:span></text:p>
          </draw:text-box>
        </draw:frame>
        <draw:frame draw:style-name="gr2" draw:text-style-name="P3" draw:layer="layout" svg:width="0.281cm" svg:height="0.331cm" svg:x="1.499cm" svg:y="7.66cm">
          <draw:text-box>
            <text:p text:style-name="P2"><text:span text:style-name="T1">1</text:span></text:p>
          </draw:text-box>
        </draw:frame>
        <draw:frame draw:style-name="gr2" draw:text-style-name="P3" draw:layer="layout" svg:width="1.217cm" svg:height="0.331cm" svg:x="3.223cm" svg:y="7.66cm">
          <draw:text-box>
            <text:p text:style-name="P2"><text:span text:style-name="T1">AH RIJST</text:span></text:p>
          </draw:text-box>
        </draw:frame>
        <draw:frame draw:style-name="gr2" draw:text-style-name="P3" draw:layer="layout" svg:width="0.634cm" svg:height="0.331cm" svg:x="8.227cm" svg:y="7.66cm">
          <draw:text-box>
            <text:p text:style-name="P2"><text:span text:style-name="T1">1,49</text:span></text:p>
          </draw:text-box>
        </draw:frame>
        <draw:frame draw:style-name="gr2" draw:text-style-name="P3" draw:layer="layout" svg:width="0.281cm" svg:height="0.331cm" svg:x="1.499cm" svg:y="8.24cm">
          <draw:text-box>
            <text:p text:style-name="P2"><text:span text:style-name="T1">1</text:span></text:p>
          </draw:text-box>
        </draw:frame>
        <draw:frame draw:style-name="gr2" draw:text-style-name="P3" draw:layer="layout" svg:width="2.076cm" svg:height="0.331cm" svg:x="3.223cm" svg:y="8.24cm">
          <draw:text-box>
            <text:p text:style-name="P2"><text:span text:style-name="T1">KIDNEYBONEN</text:span></text:p>
          </draw:text-box>
        </draw:frame>
        <draw:frame draw:style-name="gr2" draw:text-style-name="P3" draw:layer="layout" svg:width="0.634cm" svg:height="0.331cm" svg:x="8.227cm" svg:y="8.24cm">
          <draw:text-box>
            <text:p text:style-name="P2"><text:span text:style-name="T1">0,65</text:span></text:p>
          </draw:text-box>
        </draw:frame>
        <draw:frame draw:style-name="gr2" draw:text-style-name="P3" draw:layer="layout" svg:width="0.281cm" svg:height="0.331cm" svg:x="1.499cm" svg:y="8.819cm">
          <draw:text-box>
            <text:p text:style-name="P2"><text:span text:style-name="T1">1</text:span></text:p>
          </draw:text-box>
        </draw:frame>
        <draw:frame draw:style-name="gr2" draw:text-style-name="P3" draw:layer="layout" svg:width="1.389cm" svg:height="0.331cm" svg:x="3.223cm" svg:y="8.819cm">
          <draw:text-box>
            <text:p text:style-name="P2"><text:span text:style-name="T1">PICKWICK</text:span></text:p>
          </draw:text-box>
        </draw:frame>
        <draw:frame draw:style-name="gr2" draw:text-style-name="P3" draw:layer="layout" svg:width="0.918cm" svg:height="0.331cm" svg:x="8.227cm" svg:y="8.819cm">
          <draw:text-box>
            <text:p text:style-name="P2"><text:span text:style-name="T1">1,99 B</text:span></text:p>
          </draw:text-box>
        </draw:frame>
        <draw:frame draw:style-name="gr2" draw:text-style-name="P3" draw:layer="layout" svg:width="0.281cm" svg:height="0.331cm" svg:x="1.499cm" svg:y="9.398cm">
          <draw:text-box>
            <text:p text:style-name="P2"><text:span text:style-name="T1">1</text:span></text:p>
          </draw:text-box>
        </draw:frame>
        <draw:frame draw:style-name="gr2" draw:text-style-name="P3" draw:layer="layout" svg:width="1.389cm" svg:height="0.331cm" svg:x="3.223cm" svg:y="9.398cm">
          <draw:text-box>
            <text:p text:style-name="P2"><text:span text:style-name="T1">PICKWICK</text:span></text:p>
          </draw:text-box>
        </draw:frame>
        <draw:frame draw:style-name="gr2" draw:text-style-name="P3" draw:layer="layout" svg:width="0.918cm" svg:height="0.331cm" svg:x="8.227cm" svg:y="9.398cm">
          <draw:text-box>
            <text:p text:style-name="P2"><text:span text:style-name="T1">1,89 B</text:span></text:p>
          </draw:text-box>
        </draw:frame>
        <draw:frame draw:style-name="gr2" draw:text-style-name="P3" draw:layer="layout" svg:width="0.281cm" svg:height="0.331cm" svg:x="1.499cm" svg:y="9.978cm">
          <draw:text-box>
            <text:p text:style-name="P2"><text:span text:style-name="T1">2</text:span></text:p>
          </draw:text-box>
        </draw:frame>
        <draw:frame draw:style-name="gr2" draw:text-style-name="P3" draw:layer="layout" svg:width="1.389cm" svg:height="0.331cm" svg:x="3.223cm" svg:y="9.978cm">
          <draw:text-box>
            <text:p text:style-name="P2"><text:span text:style-name="T1">PICKWICK</text:span></text:p>
          </draw:text-box>
        </draw:frame>
        <draw:frame draw:style-name="gr2" draw:text-style-name="P3" draw:layer="layout" svg:width="0.634cm" svg:height="0.331cm" svg:x="7.049cm" svg:y="9.978cm">
          <draw:text-box>
            <text:p text:style-name="P2"><text:span text:style-name="T1">1,99</text:span></text:p>
          </draw:text-box>
        </draw:frame>
        <draw:line draw:style-name="gr3" draw:text-style-name="P1" draw:layer="layout" svg:x1="1.445cm" svg:y1="10.677cm" svg:x2="8.51cm" svg:y2="10.677cm">
          <text:p/>
        </draw:line>
        <draw:frame draw:style-name="gr2" draw:text-style-name="P3" draw:layer="layout" svg:width="0.918cm" svg:height="0.331cm" svg:x="8.227cm" svg:y="9.978cm">
          <draw:text-box>
            <text:p text:style-name="P2"><text:span text:style-name="T1">3,98 B</text:span></text:p>
          </draw:text-box>
        </draw:frame>
        <draw:frame draw:style-name="gr2" draw:text-style-name="P3" draw:layer="layout" svg:width="0.281cm" svg:height="0.331cm" svg:x="1.499cm" svg:y="11.031cm">
          <draw:text-box>
            <text:p text:style-name="P2"><text:span text:style-name="T1">7</text:span></text:p>
          </draw:text-box>
        </draw:frame>
        <draw:frame draw:style-name="gr2" draw:text-style-name="P3" draw:layer="layout" svg:width="1.7cm" svg:height="0.331cm" svg:x="3.223cm" svg:y="11.031cm">
          <draw:text-box>
            <text:p text:style-name="P2"><text:span text:style-name="T1">SUBTOTAAL</text:span></text:p>
          </draw:text-box>
        </draw:frame>
        <draw:frame draw:style-name="gr2" draw:text-style-name="P3" draw:layer="layout" svg:width="0.814cm" svg:height="0.331cm" svg:x="8.072cm" svg:y="11.031cm">
          <draw:text-box>
            <text:p text:style-name="P2"><text:span text:style-name="T1">11,21</text:span></text:p>
          </draw:text-box>
        </draw:frame>
        <draw:frame draw:style-name="gr2" draw:text-style-name="P3" draw:layer="layout" svg:width="1.02cm" svg:height="0.331cm" svg:x="1.499cm" svg:y="12.084cm">
          <draw:text-box>
            <text:p text:style-name="P2"><text:span text:style-name="T1">BONUS</text:span></text:p>
          </draw:text-box>
        </draw:frame>
        <draw:frame draw:style-name="gr2" draw:text-style-name="P3" draw:layer="layout" svg:width="2.081cm" svg:height="0.331cm" svg:x="3.223cm" svg:y="12.084cm">
          <draw:text-box>
            <text:p text:style-name="P2"><text:span text:style-name="T1">PICKWICK1-KO</text:span></text:p>
          </draw:text-box>
        </draw:frame>
        <draw:frame draw:style-name="gr2" draw:text-style-name="P3" draw:layer="layout" svg:width="0.736cm" svg:height="0.331cm" svg:x="8.125cm" svg:y="12.084cm">
          <draw:text-box>
            <text:p text:style-name="P2"><text:span text:style-name="T1">-3,93</text:span></text:p>
          </draw:text-box>
        </draw:frame>
        <draw:frame draw:style-name="gr4" draw:text-style-name="P4" draw:layer="layout" svg:width="2.844cm" svg:height="0.509cm" svg:x="1.499cm" svg:y="12.992cm">
          <draw:text-box>
            <text:p text:style-name="P2"><text:span text:style-name="T2">UW VOORDEEL</text:span></text:p>
          </draw:text-box>
        </draw:frame>
        <draw:frame draw:style-name="gr4" draw:text-style-name="P4" draw:layer="layout" svg:width="0.767cm" svg:height="0.509cm" svg:x="8.076cm" svg:y="12.992cm">
          <draw:text-box>
            <text:p text:style-name="P2"><text:span text:style-name="T2">3,93</text:span></text:p>
          </draw:text-box>
        </draw:frame>
        <draw:frame draw:style-name="gr2" draw:text-style-name="P3" draw:layer="layout" svg:width="1.268cm" svg:height="0.331cm" svg:x="3.223cm" svg:y="13.716cm">
          <draw:text-box>
            <text:p text:style-name="P2"><text:span text:style-name="T1">Waarvan</text:span></text:p>
          </draw:text-box>
        </draw:frame>
        <draw:frame draw:style-name="gr2" draw:text-style-name="P3" draw:layer="layout" svg:width="1.722cm" svg:height="0.331cm" svg:x="3.223cm" svg:y="14.296cm">
          <draw:text-box>
            <text:p text:style-name="P2"><text:span text:style-name="T1">BONUS BOX</text:span></text:p>
          </draw:text-box>
        </draw:frame>
        <draw:line draw:style-name="gr3" draw:text-style-name="P1" draw:layer="layout" svg:x1="1.445cm" svg:y1="14.995cm" svg:x2="8.51cm" svg:y2="14.995cm">
          <text:p/>
        </draw:line>
        <draw:frame draw:style-name="gr2" draw:text-style-name="P3" draw:layer="layout" svg:width="0.634cm" svg:height="0.331cm" svg:x="8.227cm" svg:y="14.296cm">
          <draw:text-box>
            <text:p text:style-name="P2"><text:span text:style-name="T1">0,00</text:span></text:p>
          </draw:text-box>
        </draw:frame>
        <draw:frame draw:style-name="gr4" draw:text-style-name="P4" draw:layer="layout" svg:width="1.547cm" svg:height="0.509cm" svg:x="1.499cm" svg:y="15.677cm">
          <draw:text-box>
            <text:p text:style-name="P2"><text:span text:style-name="T2">TOTAAL</text:span></text:p>
          </draw:text-box>
        </draw:frame>
        <draw:frame draw:style-name="gr4" draw:text-style-name="P4" draw:layer="layout" svg:width="0.766cm" svg:height="0.509cm" svg:x="8.076cm" svg:y="15.677cm">
          <draw:text-box>
            <text:p text:style-name="P2"><text:span text:style-name="T2">7,28</text:span></text:p>
          </draw:text-box>
        </draw:frame>
        <draw:frame draw:style-name="gr2" draw:text-style-name="P3" draw:layer="layout" svg:width="2.226cm" svg:height="0.407cm" svg:x="1.446cm" svg:y="16.206cm">
          <draw:text-box>
            <text:p text:style-name="P2"><text:span text:style-name="T3">SPAARACTIES:</text:span></text:p>
          </draw:text-box>
        </draw:frame>
        <draw:frame draw:style-name="gr2" draw:text-style-name="P3" draw:layer="layout" svg:width="0.281cm" svg:height="0.331cm" svg:x="1.499cm" svg:y="16.767cm">
          <draw:text-box>
            <text:p text:style-name="P2"><text:span text:style-name="T1">2</text:span></text:p>
          </draw:text-box>
        </draw:frame>
        <draw:frame draw:style-name="gr2" draw:text-style-name="P3" draw:layer="layout" svg:width="2.059cm" svg:height="0.331cm" svg:x="3.223cm" svg:y="16.767cm">
          <draw:text-box>
            <text:p text:style-name="P2"><text:span text:style-name="T1">MIJN AH MILES</text:span></text:p>
          </draw:text-box>
        </draw:frame>
        <draw:frame draw:style-name="gr2" draw:text-style-name="P3" draw:layer="layout" svg:width="2.096cm" svg:height="0.331cm" svg:x="1.446cm" svg:y="17.693cm">
          <draw:text-box>
            <text:p text:style-name="P2"><text:span text:style-name="T1">BETAALD MET:</text:span></text:p>
          </draw:text-box>
        </draw:frame>
        <draw:frame draw:style-name="gr2" draw:text-style-name="P3" draw:layer="layout" svg:width="1.072cm" svg:height="0.331cm" svg:x="3.223cm" svg:y="18.192cm">
          <draw:text-box>
            <text:p text:style-name="P2"><text:span text:style-name="T1">PINNEN</text:span></text:p>
          </draw:text-box>
        </draw:frame>
        <draw:frame draw:style-name="gr2" draw:text-style-name="P3" draw:layer="layout" svg:width="0.634cm" svg:height="0.331cm" svg:x="8.227cm" svg:y="18.192cm">
          <draw:text-box>
            <text:p text:style-name="P2"><text:span text:style-name="T1">7,28</text:span></text:p>
          </draw:text-box>
        </draw:frame>
        <draw:frame draw:style-name="gr5" draw:text-style-name="P5" draw:layer="layout" svg:width="1.323cm" svg:height="0.208cm" svg:x="1.446cm" svg:y="19.15cm">
          <draw:text-box>
            <text:p text:style-name="P2"><text:span text:style-name="T4">POI: 50078540</text:span></text:p>
          </draw:text-box>
        </draw:frame>
        <draw:frame draw:style-name="gr5" draw:text-style-name="P5" draw:layer="layout" svg:width="1.311cm" svg:height="0.208cm" svg:x="1.446cm" svg:y="19.467cm">
          <draw:text-box>
            <text:p text:style-name="P2"><text:span text:style-name="T4">CLIENT TICKET</text:span></text:p>
          </draw:text-box>
        </draw:frame>
        <draw:frame draw:style-name="gr5" draw:text-style-name="P5" draw:layer="layout" svg:width="0.787cm" svg:height="0.208cm" svg:x="5.179cm" svg:y="19.467cm">
          <draw:text-box>
            <text:p text:style-name="P2"><text:span text:style-name="T4">Terminal</text:span></text:p>
          </draw:text-box>
        </draw:frame>
        <draw:frame draw:style-name="gr5" draw:text-style-name="P5" draw:layer="layout" svg:width="0.728cm" svg:height="0.208cm" svg:x="7.944cm" svg:y="19.467cm">
          <draw:text-box>
            <text:p text:style-name="P2"><text:span text:style-name="T4">9FG4VG</text:span></text:p>
          </draw:text-box>
        </draw:frame>
        <draw:frame draw:style-name="gr5" draw:text-style-name="P5" draw:layer="layout" svg:width="0.84cm" svg:height="0.208cm" svg:x="1.446cm" svg:y="19.785cm">
          <draw:text-box>
            <text:p text:style-name="P2"><text:span text:style-name="T4">Merchant</text:span></text:p>
          </draw:text-box>
        </draw:frame>
        <draw:frame draw:style-name="gr5" draw:text-style-name="P5" draw:layer="layout" svg:width="0.794cm" svg:height="0.208cm" svg:x="4.126cm" svg:y="19.785cm">
          <draw:text-box>
            <text:p text:style-name="P2"><text:span text:style-name="T4">1315641</text:span></text:p>
          </draw:text-box>
        </draw:frame>
        <draw:frame draw:style-name="gr5" draw:text-style-name="P5" draw:layer="layout" svg:width="0.563cm" svg:height="0.208cm" svg:x="5.188cm" svg:y="19.785cm">
          <draw:text-box>
            <text:p text:style-name="P2"><text:span text:style-name="T4">Period</text:span></text:p>
          </draw:text-box>
        </draw:frame>
        <draw:frame draw:style-name="gr5" draw:text-style-name="P5" draw:layer="layout" svg:width="0.454cm" svg:height="0.208cm" svg:x="8.152cm" svg:y="19.785cm">
          <draw:text-box>
            <text:p text:style-name="P2"><text:span text:style-name="T4">5235</text:span></text:p>
          </draw:text-box>
        </draw:frame>
        <draw:frame draw:style-name="gr5" draw:text-style-name="P5" draw:layer="layout" svg:width="1.045cm" svg:height="0.208cm" svg:x="1.446cm" svg:y="20.171cm">
          <draw:text-box>
            <text:p text:style-name="P2"><text:span text:style-name="T4">Transaction</text:span></text:p>
          </draw:text-box>
        </draw:frame>
        <draw:frame draw:style-name="gr5" draw:text-style-name="P5" draw:layer="layout" svg:width="0.907cm" svg:height="0.208cm" svg:x="3.47cm" svg:y="20.171cm">
          <draw:text-box>
            <text:p text:style-name="P2"><text:span text:style-name="T4">02466133</text:span></text:p>
          </draw:text-box>
        </draw:frame>
        <draw:frame draw:style-name="gr5" draw:text-style-name="P5" draw:layer="layout" svg:width="0.471cm" svg:height="0.208cm" svg:x="4.628cm" svg:y="20.067cm">
          <draw:text-box>
            <text:p text:style-name="P2"><text:span text:style-name="T4">PAR: </text:span></text:p>
          </draw:text-box>
        </draw:frame>
        <draw:frame draw:style-name="gr5" draw:text-style-name="P5" draw:layer="layout" svg:width="3.277cm" svg:height="0.208cm" svg:x="4.628cm" svg:y="20.277cm">
          <draw:text-box>
            <text:p text:style-name="P2"><text:span text:style-name="T4">50014KN04UBKHPV1QU09IPNXM7L7</text:span></text:p>
          </draw:text-box>
        </draw:frame>
        <draw:frame draw:style-name="gr5" draw:text-style-name="P5" draw:layer="layout" svg:width="0.175cm" svg:height="0.208cm" svg:x="1.446cm" svg:y="20.559cm">
          <draw:text-box>
            <text:p text:style-name="P2"><text:span text:style-name="T4">7</text:span></text:p>
          </draw:text-box>
        </draw:frame>
        <draw:frame draw:style-name="gr5" draw:text-style-name="P5" draw:layer="layout" svg:width="1.537cm" svg:height="0.208cm" svg:x="5.179cm" svg:y="20.559cm">
          <draw:text-box>
            <text:p text:style-name="P2"><text:span text:style-name="T4">Debit Mastercard</text:span></text:p>
          </draw:text-box>
        </draw:frame>
        <draw:frame draw:style-name="gr5" draw:text-style-name="P5" draw:layer="layout" svg:width="1.733cm" svg:height="0.208cm" svg:x="1.446cm" svg:y="20.876cm">
          <draw:text-box>
            <text:p text:style-name="P2"><text:span text:style-name="T4">(A0000000041010)</text:span></text:p>
          </draw:text-box>
        </draw:frame>
        <draw:frame draw:style-name="gr5" draw:text-style-name="P5" draw:layer="layout" svg:width="1.829cm" svg:height="0.208cm" svg:x="5.187cm" svg:y="20.876cm">
          <draw:text-box>
            <text:p text:style-name="P2"><text:span text:style-name="T4">DEBIT MASTERCARD</text:span></text:p>
          </draw:text-box>
        </draw:frame>
        <draw:frame draw:style-name="gr5" draw:text-style-name="P5" draw:layer="layout" svg:width="0.421cm" svg:height="0.208cm" svg:x="1.446cm" svg:y="21.263cm">
          <draw:text-box>
            <text:p text:style-name="P2"><text:span text:style-name="T4">Card</text:span></text:p>
          </draw:text-box>
        </draw:frame>
        <draw:frame draw:style-name="gr5" draw:text-style-name="P5" draw:layer="layout" svg:width="1.765cm" svg:height="0.208cm" svg:x="3.352cm" svg:y="21.263cm">
          <draw:text-box>
            <text:p text:style-name="P2"><text:span text:style-name="T4">557444xxxxxx5424</text:span></text:p>
          </draw:text-box>
        </draw:frame>
        <draw:frame draw:style-name="gr5" draw:text-style-name="P5" draw:layer="layout" svg:width="1.391cm" svg:height="0.208cm" svg:x="5.192cm" svg:y="21.158cm">
          <draw:text-box>
            <text:p text:style-name="P2"><text:span text:style-name="T4">Card sequence </text:span></text:p>
          </draw:text-box>
        </draw:frame>
        <draw:frame draw:style-name="gr5" draw:text-style-name="P5" draw:layer="layout" svg:width="0.696cm" svg:height="0.208cm" svg:x="5.192cm" svg:y="21.369cm">
          <draw:text-box>
            <text:p text:style-name="P2"><text:span text:style-name="T4">number</text:span></text:p>
          </draw:text-box>
        </draw:frame>
        <draw:frame draw:style-name="gr5" draw:text-style-name="P5" draw:layer="layout" svg:width="0.175cm" svg:height="0.208cm" svg:x="8.44cm" svg:y="21.263cm">
          <draw:text-box>
            <text:p text:style-name="P2"><text:span text:style-name="T4">0</text:span></text:p>
          </draw:text-box>
        </draw:frame>
        <draw:frame draw:style-name="gr5" draw:text-style-name="P5" draw:layer="layout" svg:width="0.847cm" svg:height="0.208cm" svg:x="1.446cm" svg:y="21.65cm">
          <draw:text-box>
            <text:p text:style-name="P2"><text:span text:style-name="T4">PAYMENT</text:span></text:p>
          </draw:text-box>
        </draw:frame>
        <draw:frame draw:style-name="gr5" draw:text-style-name="P5" draw:layer="layout" svg:width="0.427cm" svg:height="0.208cm" svg:x="5.183cm" svg:y="21.65cm">
          <draw:text-box>
            <text:p text:style-name="P2"><text:span text:style-name="T4">Date</text:span></text:p>
          </draw:text-box>
        </draw:frame>
        <draw:frame draw:style-name="gr5" draw:text-style-name="P5" draw:layer="layout" svg:width="1.596cm" svg:height="0.208cm" svg:x="7.125cm" svg:y="21.65cm">
          <draw:text-box>
            <text:p text:style-name="P2"><text:span text:style-name="T4">23/08/2025 13:26</text:span></text:p>
          </draw:text-box>
        </draw:frame>
        <draw:frame draw:style-name="gr5" draw:text-style-name="P5" draw:layer="layout" svg:width="1.678cm" svg:height="0.208cm" svg:x="1.446cm" svg:y="21.968cm">
          <draw:text-box>
            <text:p text:style-name="P2"><text:span text:style-name="T4">Authorization code</text:span></text:p>
          </draw:text-box>
        </draw:frame>
        <draw:frame draw:style-name="gr5" draw:text-style-name="P5" draw:layer="layout" svg:width="0.681cm" svg:height="0.208cm" svg:x="4.225cm" svg:y="21.968cm">
          <draw:text-box>
            <text:p text:style-name="P2"><text:span text:style-name="T4">780499</text:span></text:p>
          </draw:text-box>
        </draw:frame>
        <draw:frame draw:style-name="gr5" draw:text-style-name="P5" draw:layer="layout" svg:width="0.447cm" svg:height="0.208cm" svg:x="5.191cm" svg:y="21.968cm">
          <draw:text-box>
            <text:p text:style-name="P2"><text:span text:style-name="T4">Total</text:span></text:p>
          </draw:text-box>
        </draw:frame>
        <draw:frame draw:style-name="gr5" draw:text-style-name="P5" draw:layer="layout" svg:width="0.82cm" svg:height="0.208cm" svg:x="7.857cm" svg:y="21.968cm">
          <draw:text-box>
            <text:p text:style-name="P2"><text:span text:style-name="T4">7,28 EUR</text:span></text:p>
          </draw:text-box>
        </draw:frame>
        <draw:frame draw:style-name="gr5" draw:text-style-name="P5" draw:layer="layout" svg:width="1.038cm" svg:height="0.208cm" svg:x="1.446cm" svg:y="22.285cm">
          <draw:text-box>
            <text:p text:style-name="P2"><text:span text:style-name="T4">Contactless</text:span></text:p>
          </draw:text-box>
        </draw:frame>
        <draw:frame draw:style-name="gr5" draw:text-style-name="P5" draw:layer="layout" svg:width="1.654cm" svg:height="0.208cm" svg:x="5.186cm" svg:y="22.285cm">
          <draw:text-box>
            <text:p text:style-name="P2"><text:span text:style-name="T4">Read Method CHIP</text:span></text:p>
          </draw:text-box>
        </draw:frame>
        <draw:frame draw:style-name="gr2" draw:text-style-name="P3" draw:layer="layout" svg:width="0.65cm" svg:height="0.331cm" svg:x="1.446cm" svg:y="23.044cm">
          <draw:text-box>
            <text:p text:style-name="P2"><text:span text:style-name="T1">BTW</text:span></text:p>
          </draw:text-box>
        </draw:frame>
        <draw:frame draw:style-name="gr2" draw:text-style-name="P3" draw:layer="layout" svg:width="0.796cm" svg:height="0.331cm" svg:x="4.691cm" svg:y="23.044cm">
          <draw:text-box>
            <text:p text:style-name="P2"><text:span text:style-name="T1">OVER</text:span></text:p>
          </draw:text-box>
        </draw:frame>
        <draw:frame draw:style-name="gr2" draw:text-style-name="P3" draw:layer="layout" svg:width="0.586cm" svg:height="0.331cm" svg:x="7.9cm" svg:y="23.044cm">
          <draw:text-box>
            <text:p text:style-name="P2"><text:span text:style-name="T1">EUR</text:span></text:p>
          </draw:text-box>
        </draw:frame>
        <draw:frame draw:style-name="gr2" draw:text-style-name="P3" draw:layer="layout" svg:width="0.452cm" svg:height="0.331cm" svg:x="1.446cm" svg:y="23.416cm">
          <draw:text-box>
            <text:p text:style-name="P2"><text:span text:style-name="T1">9%</text:span></text:p>
          </draw:text-box>
        </draw:frame>
        <draw:frame draw:style-name="gr2" draw:text-style-name="P3" draw:layer="layout" svg:width="0.634cm" svg:height="0.331cm" svg:x="4.691cm" svg:y="23.416cm">
          <draw:text-box>
            <text:p text:style-name="P2"><text:span text:style-name="T1">5,57</text:span></text:p>
          </draw:text-box>
        </draw:frame>
        <draw:frame draw:style-name="gr2" draw:text-style-name="P3" draw:layer="layout" svg:width="0.634cm" svg:height="0.331cm" svg:x="7.883cm" svg:y="23.416cm">
          <draw:text-box>
            <text:p text:style-name="P2"><text:span text:style-name="T1">0,50</text:span></text:p>
          </draw:text-box>
        </draw:frame>
        <draw:frame draw:style-name="gr2" draw:text-style-name="P3" draw:layer="layout" svg:width="0.632cm" svg:height="0.331cm" svg:x="1.446cm" svg:y="23.788cm">
          <draw:text-box>
            <text:p text:style-name="P2"><text:span text:style-name="T1">21%</text:span></text:p>
          </draw:text-box>
        </draw:frame>
        <draw:frame draw:style-name="gr2" draw:text-style-name="P3" draw:layer="layout" svg:width="0.634cm" svg:height="0.331cm" svg:x="4.691cm" svg:y="23.788cm">
          <draw:text-box>
            <text:p text:style-name="P2"><text:span text:style-name="T1">0,92</text:span></text:p>
          </draw:text-box>
        </draw:frame>
        <draw:frame draw:style-name="gr2" draw:text-style-name="P3" draw:layer="layout" svg:width="0.634cm" svg:height="0.331cm" svg:x="7.883cm" svg:y="23.788cm">
          <draw:text-box>
            <text:p text:style-name="P2"><text:span text:style-name="T1">0,19</text:span></text:p>
          </draw:text-box>
        </draw:frame>
        <draw:frame draw:style-name="gr2" draw:text-style-name="P3" draw:layer="layout" svg:width="1.118cm" svg:height="0.331cm" svg:x="1.446cm" svg:y="24.16cm">
          <draw:text-box>
            <text:p text:style-name="P2"><text:span text:style-name="T1">TOTAAL</text:span></text:p>
          </draw:text-box>
        </draw:frame>
        <draw:frame draw:style-name="gr2" draw:text-style-name="P3" draw:layer="layout" svg:width="0.634cm" svg:height="0.331cm" svg:x="4.691cm" svg:y="24.16cm">
          <draw:text-box>
            <text:p text:style-name="P2"><text:span text:style-name="T1">6,49</text:span></text:p>
          </draw:text-box>
        </draw:frame>
        <draw:frame draw:style-name="gr2" draw:text-style-name="P3" draw:layer="layout" svg:width="0.634cm" svg:height="0.331cm" svg:x="7.883cm" svg:y="24.16cm">
          <draw:text-box>
            <text:p text:style-name="P2"><text:span text:style-name="T1">0,69</text:span></text:p>
          </draw:text-box>
        </draw:frame>
        <draw:frame draw:style-name="gr2" draw:text-style-name="P3" draw:layer="layout" svg:width="0.724cm" svg:height="0.331cm" svg:x="1.446cm" svg:y="25.005cm">
          <draw:text-box>
            <text:p text:style-name="P2"><text:span text:style-name="T1">1531</text:span></text:p>
          </draw:text-box>
        </draw:frame>
        <draw:frame draw:style-name="gr2" draw:text-style-name="P3" draw:layer="layout" svg:width="0.363cm" svg:height="0.331cm" svg:x="4.691cm" svg:y="25.005cm">
          <draw:text-box>
            <text:p text:style-name="P2"><text:span text:style-name="T1">31</text:span></text:p>
          </draw:text-box>
        </draw:frame>
        <draw:frame draw:style-name="gr2" draw:text-style-name="P3" draw:layer="layout" svg:width="0.543cm" svg:height="0.331cm" svg:x="7.932cm" svg:y="25.005cm">
          <draw:text-box>
            <text:p text:style-name="P2"><text:span text:style-name="T1">123</text:span></text:p>
          </draw:text-box>
        </draw:frame>
        <draw:frame draw:style-name="gr2" draw:text-style-name="P3" draw:layer="layout" svg:width="0.819cm" svg:height="0.331cm" svg:x="1.446cm" svg:y="25.377cm">
          <draw:text-box>
            <text:p text:style-name="P2"><text:span text:style-name="T1">13:25</text:span></text:p>
          </draw:text-box>
        </draw:frame>
        <draw:frame draw:style-name="gr2" draw:text-style-name="P3" draw:layer="layout" svg:width="1.47cm" svg:height="0.331cm" svg:x="7.112cm" svg:y="25.377cm">
          <draw:text-box>
            <text:p text:style-name="P2"><text:span text:style-name="T1">23-8-2025</text:span></text:p>
          </draw:text-box>
        </draw:frame>
        <draw:frame draw:style-name="gr2" draw:text-style-name="P3" draw:layer="layout" svg:width="3.668cm" svg:height="0.331cm" svg:x="3.478cm" svg:y="26.222cm">
          <draw:text-box>
            <text:p text:style-name="P2"><text:span text:style-name="T1">Vragen over je kassabon?</text:span></text:p>
          </draw:text-box>
        </draw:frame>
        <draw:frame draw:style-name="gr2" draw:text-style-name="P3" draw:layer="layout" svg:width="3.558cm" svg:height="0.331cm" svg:x="3.498cm" svg:y="26.594cm">
          <draw:text-box>
            <text:p text:style-name="P2"><text:span text:style-name="T1">Onze kassamedewerkers</text:span></text:p>
          </draw:text-box>
        </draw:frame>
        <draw:frame draw:style-name="gr2" draw:text-style-name="P3" draw:layer="layout" svg:width="2.341cm" svg:height="0.331cm" svg:x="4.039cm" svg:y="26.965cm">
          <draw:text-box>
            <text:p text:style-name="P2"><text:span text:style-name="T1">helpen je graag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amburgTS" svg:font-family="HamburgTS"/>
    <style:font-face style:name="HamburgTS-Demi" svg:font-family="HamburgTS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stroke-dash14" draw:style="rect" draw:dots1="1" draw:dots1-length="0.082cm" draw:distance="0.0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4cm" fo:margin-right="1.4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04"/>
    <meta:generator>LibreOffice/25.2.5.2$Windows_X86_64 LibreOffice_project/03d19516eb2e1dd5d4ccd751a0d6f35f35e08022</meta:generator>
  </office:meta>
</office:document-meta>
</file>